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075cm" draw:marker-end-width="0.075cm" draw:fill="hatch" draw:fill-color="#cfe7f5" draw:fill-hatch-name="Hatching_20_2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075cm" draw:marker-end-width="0.0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800000" draw:marker-start-width="0.15cm" draw:marker-end-width="0.1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cm" svg:stroke-color="#000000" draw:marker-start="Arrow" draw:marker-start-width="0.375cm" draw:marker-end="Arrow" draw:marker-end-width="0.375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Liberation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24cm" svg:height="2.794cm" svg:x="4.04cm" svg:y="9.0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932cm" svg:y1="9.007cm" svg:x2="4.194cm" svg:y2="9.007cm">
          <text:p/>
        </draw:line>
        <draw:line draw:style-name="gr2" draw:text-style-name="P1" draw:layer="layout" svg:x1="2.931cm" svg:y1="11.792cm" svg:x2="4.193cm" svg:y2="11.792cm">
          <text:p/>
        </draw:line>
        <draw:line draw:style-name="gr2" draw:text-style-name="P1" draw:layer="layout" svg:x1="11.438cm" svg:y1="7.26cm" svg:x2="11.438cm" svg:y2="10.035cm">
          <text:p/>
        </draw:line>
        <draw:line draw:style-name="gr2" draw:text-style-name="P1" draw:layer="layout" svg:x1="11.437cm" svg:y1="10.76cm" svg:x2="11.437cm" svg:y2="13.535cm">
          <text:p/>
        </draw:line>
        <draw:line draw:style-name="gr2" draw:text-style-name="P1" draw:layer="layout" svg:x1="2.932cm" svg:y1="9.007cm" svg:x2="2.94cm" svg:y2="10.208cm">
          <text:p/>
        </draw:line>
        <draw:line draw:style-name="gr2" draw:text-style-name="P1" draw:layer="layout" svg:x1="2.939cm" svg:y1="10.481cm" svg:x2="2.931cm" svg:y2="11.792cm">
          <text:p/>
        </draw:line>
        <draw:line draw:style-name="gr2" draw:text-style-name="P1" draw:layer="layout" svg:x1="2.57cm" svg:y1="10.227cm" svg:x2="3.332cm" svg:y2="10.227cm">
          <text:p/>
        </draw:line>
        <draw:line draw:style-name="gr2" draw:text-style-name="P1" draw:layer="layout" svg:x1="2.252cm" svg:y1="10.468cm" svg:x2="3.646cm" svg:y2="10.468cm">
          <text:p/>
        </draw:line>
        <draw:frame draw:style-name="gr3" draw:text-style-name="P2" draw:layer="layout" svg:width="0.714cm" svg:height="0.962cm" svg:x="2.272cm" svg:y="9.436cm">
          <draw:text-box>
            <text:p text:style-name="P2"><text:span text:style-name="T1">-</text:span></text:p>
          </draw:text-box>
        </draw:frame>
        <draw:frame draw:style-name="gr3" draw:text-style-name="P2" draw:layer="layout" svg:width="0.875cm" svg:height="0.962cm" svg:x="2.172cm" svg:y="10.336cm">
          <draw:text-box>
            <text:p text:style-name="P2"><text:span text:style-name="T1">+</text:span></text:p>
          </draw:text-box>
        </draw:frame>
        <draw:line draw:style-name="gr2" draw:text-style-name="P1" draw:layer="layout" svg:x1="2.942cm" svg:y1="9.001cm" svg:x2="2.942cm" svg:y2="7.223cm">
          <text:p/>
        </draw:line>
        <draw:line draw:style-name="gr2" draw:text-style-name="P1" draw:layer="layout" svg:x1="11.438cm" svg:y1="7.26cm" svg:x2="7.732cm" svg:y2="7.267cm">
          <text:p/>
        </draw:line>
        <draw:line draw:style-name="gr2" draw:text-style-name="P1" draw:layer="layout" svg:x1="7.732cm" svg:y1="6.541cm" svg:x2="7.732cm" svg:y2="7.938cm">
          <text:p/>
        </draw:line>
        <draw:line draw:style-name="gr2" draw:text-style-name="P1" draw:layer="layout" svg:x1="7.287cm" svg:y1="6.969cm" svg:x2="7.287cm" svg:y2="7.604cm">
          <text:p/>
        </draw:line>
        <draw:line draw:style-name="gr2" draw:text-style-name="P1" draw:layer="layout" svg:x1="7.275cm" svg:y1="7.223cm" svg:x2="2.954cm" svg:y2="7.223cm">
          <text:p/>
        </draw:line>
        <draw:frame draw:style-name="gr3" draw:text-style-name="P2" draw:layer="layout" svg:width="0.714cm" svg:height="0.962cm" svg:x="6.663cm" svg:y="6.388cm">
          <draw:text-box>
            <text:p text:style-name="P2"><text:span text:style-name="T1">-</text:span></text:p>
          </draw:text-box>
        </draw:frame>
        <draw:frame draw:style-name="gr3" draw:text-style-name="P2" draw:layer="layout" svg:width="0.875cm" svg:height="0.962cm" svg:x="7.685cm" svg:y="6.388cm">
          <draw:text-box>
            <text:p text:style-name="P2"><text:span text:style-name="T1">+</text:span></text:p>
          </draw:text-box>
        </draw:frame>
        <draw:frame draw:style-name="gr3" draw:text-style-name="P2" draw:layer="layout" svg:width="1.226cm" svg:height="1.114cm" svg:x="1.098cm" svg:y="9.763cm">
          <draw:text-box>
            <text:p><text:span text:style-name="T1">U</text:span><text:span text:style-name="T2">H</text:span></text:p>
          </draw:text-box>
        </draw:frame>
        <draw:frame draw:style-name="gr3" draw:text-style-name="P2" draw:layer="layout" svg:width="1.226cm" svg:height="1.114cm" svg:x="6.491cm" svg:y="7.404cm">
          <draw:text-box>
            <text:p><text:span text:style-name="T1">U</text:span><text:span text:style-name="T2">B</text:span></text:p>
          </draw:text-box>
        </draw:frame>
        <draw:line draw:style-name="gr4" draw:text-style-name="P1" draw:layer="layout" svg:x1="13.443cm" svg:y1="8.62cm" svg:x2="19.539cm" svg:y2="8.62cm">
          <text:p/>
        </draw:line>
        <draw:line draw:style-name="gr4" draw:text-style-name="P1" draw:layer="layout" svg:x1="13.443cm" svg:y1="12.203cm" svg:x2="19.539cm" svg:y2="12.203cm">
          <text:p/>
        </draw:line>
        <draw:line draw:style-name="gr4" draw:text-style-name="P1" draw:layer="layout" svg:x1="16.491cm" svg:y1="8.62cm" svg:x2="16.491cm" svg:y2="6.969cm">
          <text:p/>
        </draw:line>
        <draw:line draw:style-name="gr4" draw:text-style-name="P1" draw:layer="layout" svg:x1="16.491cm" svg:y1="13.827cm" svg:x2="16.491cm" svg:y2="12.176cm">
          <text:p/>
        </draw:line>
        <draw:frame draw:style-name="gr3" draw:text-style-name="P2" draw:layer="layout" svg:width="0.714cm" svg:height="0.962cm" svg:x="16.618cm" svg:y="12.031cm">
          <draw:text-box>
            <text:p text:style-name="P2"><text:span text:style-name="T1">-</text:span></text:p>
          </draw:text-box>
        </draw:frame>
        <draw:line draw:style-name="gr5" draw:text-style-name="P1" draw:layer="layout" svg:x1="5.553cm" svg:y1="10.395cm" svg:x2="11.368cm" svg:y2="10.398cm">
          <text:p/>
        </draw:line>
        <draw:path draw:style-name="gr6" draw:text-style-name="P1" draw:layer="layout" svg:width="5.841cm" svg:height="1.015cm" svg:x="13.57cm" svg:y="9.382cm" svg:viewBox="0 0 5842 1016" svg:d="m0 1016c3048 0 5842-1016 5842-1016">
          <text:p/>
        </draw:path>
        <draw:line draw:style-name="gr7" draw:text-style-name="P1" draw:layer="layout" svg:x1="19.412cm" svg:y1="9.382cm" svg:x2="24.619cm" svg:y2="7.306cm">
          <text:p/>
        </draw:line>
        <draw:frame draw:style-name="gr3" draw:text-style-name="P2" draw:layer="layout" svg:width="1.209cm" svg:height="1.114cm" svg:x="16.745cm" svg:y="12.938cm">
          <draw:text-box>
            <text:p><text:span text:style-name="T1">U</text:span><text:span text:style-name="T2">A</text:span></text:p>
          </draw:text-box>
        </draw:frame>
        <draw:custom-shape draw:style-name="gr8" draw:text-style-name="P1" draw:layer="layout" svg:width="3.81cm" svg:height="1.27cm" svg:x="1.335cm" svg:y="4.856cm">
          <text:p text:style-name="P1">Erzeugun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34cm" svg:height="1.27cm" svg:x="6.169cm" svg:y="4.829cm">
          <text:p text:style-name="P1">Beschleunigun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1.27cm" svg:x="14.532cm" svg:y="4.81cm">
          <text:p text:style-name="P1">Ablenkun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1.27cm" svg:x="20.944cm" svg:y="4.81cm">
          <text:p text:style-name="P1">Auftreffe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619cm" svg:y1="7.096cm" svg:x2="24.619cm" svg:y2="13.827cm">
          <text:p/>
        </draw:line>
        <draw:frame draw:style-name="gr3" draw:layer="layout" svg:width="5.078cm" svg:height="0.962cm" svg:x="5.526cm" svg:y="9.436cm">
          <draw:text-box>
            <text:p>Elektronenstrahl</text:p>
          </draw:text-box>
        </draw:frame>
        <draw:frame draw:style-name="gr3" draw:layer="layout" svg:width="4.092cm" svg:height="0.962cm" svg:x="2.097cm" svg:y="12.103cm">
          <draw:text-box>
            <text:p>Glühkathode</text:p>
          </draw:text-box>
        </draw:frame>
        <draw:frame draw:style-name="gr3" draw:layer="layout" svg:width="3.558cm" svg:height="0.962cm" svg:x="9.654cm" svg:y="13.627cm">
          <draw:text-box>
            <text:p>Ringanode</text:p>
          </draw:text-box>
        </draw:frame>
        <draw:frame draw:style-name="gr3" draw:layer="layout" svg:width="4.092cm" svg:height="0.962cm" svg:x="14.436cm" svg:y="13.949cm">
          <draw:text-box>
            <text:p>Kondensator</text:p>
          </draw:text-box>
        </draw:frame>
        <draw:frame draw:style-name="gr3" draw:layer="layout" svg:width="2.475cm" svg:height="0.962cm" svg:x="23.376cm" svg:y="13.981cm">
          <draw:text-box>
            <text:p>Schirm</text:p>
          </draw:text-box>
        </draw:frame>
        <draw:frame draw:style-name="gr3" draw:text-style-name="P2" draw:layer="layout" svg:width="0.875cm" svg:height="0.962cm" svg:x="16.492cm" svg:y="7.776cm">
          <draw:text-box>
            <text:p text:style-name="P2"><text:span text:style-name="T1">+</text:span></text:p>
          </draw:text-box>
        </draw:frame>
        <draw:line draw:style-name="gr9" draw:text-style-name="P1" draw:layer="layout" svg:x1="13.57cm" svg:y1="10.396cm" svg:x2="24.619cm" svg:y2="10.396cm">
          <text:p/>
        </draw:line>
        <draw:line draw:style-name="gr10" draw:text-style-name="P1" draw:layer="layout" svg:x1="11.241cm" svg:y1="10.398cm" svg:x2="13.573cm" svg:y2="10.398cm">
          <text:p/>
        </draw:line>
        <draw:line draw:style-name="gr4" draw:text-style-name="P1" draw:layer="layout" svg:x1="25.011cm" svg:y1="10.398cm" svg:x2="25.011cm" svg:y2="7.35cm">
          <text:p/>
        </draw:line>
        <draw:line draw:style-name="gr4" draw:text-style-name="P1" draw:layer="layout" svg:x1="24.824cm" svg:y1="7.35cm" svg:x2="25.205cm" svg:y2="7.35cm">
          <text:p/>
        </draw:line>
        <draw:line draw:style-name="gr4" draw:text-style-name="P1" draw:layer="layout" svg:x1="24.824cm" svg:y1="10.389cm" svg:x2="25.205cm" svg:y2="10.389cm">
          <text:p/>
        </draw:line>
        <draw:frame draw:style-name="gr3" draw:text-style-name="P3" draw:layer="layout" svg:width="3.58cm" svg:height="1.399cm" svg:x="25.045cm" svg:y="8.183cm">
          <draw:text-box>
            <text:p text:style-name="P3"><text:span text:style-name="T3">y</text:span><text:span text:style-name="T4">Auf Schirm</text:span></text:p>
          </draw:text-box>
        </draw:frame>
        <draw:line draw:style-name="gr4" draw:text-style-name="P1" draw:layer="layout" svg:x1="19.779cm" svg:y1="10.403cm" svg:x2="19.779cm" svg:y2="9.405cm">
          <text:p/>
        </draw:line>
        <draw:line draw:style-name="gr4" draw:text-style-name="P1" draw:layer="layout" svg:x1="19.6cm" svg:y1="9.405cm" svg:x2="19.981cm" svg:y2="9.405cm">
          <text:p/>
        </draw:line>
        <draw:line draw:style-name="gr4" draw:text-style-name="P1" draw:layer="layout" svg:x1="19.6cm" svg:y1="10.394cm" svg:x2="19.981cm" svg:y2="10.394cm">
          <text:p/>
        </draw:line>
        <draw:frame draw:style-name="gr3" draw:text-style-name="P3" draw:layer="layout" svg:width="1.247cm" svg:height="1.399cm" svg:x="19.819cm" svg:y="9.128cm">
          <draw:text-box>
            <text:p><text:span text:style-name="T5">y</text:span><text:span text:style-name="T4">1</text:span></text:p>
          </draw:text-box>
        </draw:frame>
        <draw:line draw:style-name="gr4" draw:text-style-name="P1" draw:layer="layout" svg:x1="24.16cm" svg:y1="9.383cm" svg:x2="24.16cm" svg:y2="7.35cm">
          <text:p/>
        </draw:line>
        <draw:line draw:style-name="gr4" draw:text-style-name="P1" draw:layer="layout" svg:x1="23.987cm" svg:y1="7.35cm" svg:x2="24.368cm" svg:y2="7.35cm">
          <text:p/>
        </draw:line>
        <draw:line draw:style-name="gr4" draw:text-style-name="P1" draw:layer="layout" svg:x1="23.971cm" svg:y1="9.389cm" svg:x2="24.352cm" svg:y2="9.389cm">
          <text:p/>
        </draw:line>
        <draw:frame draw:style-name="gr3" draw:text-style-name="P3" draw:layer="layout" svg:width="1.247cm" svg:height="1.399cm" svg:x="23.061cm" svg:y="7.646cm">
          <draw:text-box>
            <text:p><text:span text:style-name="T5">y</text:span><text:span text:style-name="T4">2</text:span></text:p>
          </draw:text-box>
        </draw:frame>
        <draw:line draw:style-name="gr11" draw:text-style-name="P1" draw:layer="layout" svg:x1="13.446cm" svg:y1="11.868cm" svg:x2="19.542cm" svg:y2="11.868cm">
          <text:p/>
        </draw:line>
        <draw:frame draw:style-name="gr3" draw:text-style-name="P4" draw:layer="layout" svg:width="0.68cm" svg:height="0.962cm" svg:x="15.832cm" svg:y="10.995cm">
          <draw:text-box>
            <text:p text:style-name="P4"><text:span text:style-name="T6">l</text:span></text:p>
          </draw:text-box>
        </draw:frame>
        <draw:line draw:style-name="gr11" draw:text-style-name="P1" draw:layer="layout" svg:x1="19.542cm" svg:y1="11.868cm" svg:x2="24.542cm" svg:y2="11.86cm">
          <text:p/>
        </draw:line>
        <draw:frame draw:style-name="gr12" draw:text-style-name="P2" draw:layer="layout" svg:width="0.889cm" svg:height="1.016cm" svg:x="21.701cm" svg:y="10.979cm">
          <draw:text-box>
            <text:p text:style-name="P2"><text:span text:style-name="T1">S</text:span></text:p>
          </draw:text-box>
        </draw:frame>
        <draw:custom-shape draw:style-name="gr13" draw:text-style-name="P1" draw:layer="layout" svg:width="27.7cm" svg:height="10.795cm" svg:x="1cm" svg:y="4.1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2" draw:display-name="Hatching 2" draw:style="single" draw:color="#000000" draw:distance="0.302cm" draw:rotation="33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5T22:18:21</meta:creation-date>
    <dc:date>2016-01-25T22:58:04</dc:date>
    <dc:creator>Till </dc:creator>
    <meta:editing-duration>PT35M30S</meta:editing-duration>
    <meta:editing-cycles>34</meta:editing-cycles>
    <meta:generator>LibreOffice/3.5$Linux_X86_64 LibreOffice_project/350m1$Build-2</meta:generator>
    <meta:document-statistic meta:object-count="59"/>
  </office:meta>
</office:document-meta>
</file>